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5.98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_rel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/american_football/football_team/current_roster./sports/sports_team_roster/position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merican_football/football_team/current_roster./sports/sports_team_roster/position-1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ward/award_category/category_of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ward/award_category/category_of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ward/award_category/disciplines_or_subjects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ward/award_category/disciplines_or_subjects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ward/award_category/nominees./award/award_nomination/nominated_for_input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award/award_category/nominees./award/award_nomination/nominated_for-1_input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award/award_category/winners./award/award_honor/award_winner_input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award/award_category/winners./award/award_honor/award_winner-1_input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award/award_category/winners./award/award_honor/ceremony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award/award_category/winners./award/award_honor/ceremony-1_input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/award/award_ceremony/awards_presented./award/award_honor/award_winner_inpu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/award/award_ceremony/awards_presented./award/award_honor/award_winner-1_input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/award/award_ceremony/awards_presented./award/award_honor/honored_for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ward/award_ceremony/awards_presented./award/award_honor/honored_for-1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award/award_nominated_work/award_nominations./award/award_nomination/nominated_for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ward/award_nominated_work/award_nominations./award/award_nomination/nominated_for-1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input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-1_input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nominee_input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nominee-1_input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nominated_for_input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nominated_for-1_input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/award/award_winner/awards_won./award/award_honor/award_winner_input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/award/award_winner/awards_won./award/award_honor/award_winner-1_input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inpu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-1_input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winner_input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winner-1_inpu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/award/award_winning_work/awards_won./award/award_honor/honored_for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ward/award_winning_work/awards_won./award/award_honor/honored_for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ward/hall_of_fame/inductees./award/hall_of_fame_induction/inductee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ward/hall_of_fame/inductees./award/hall_of_fame_induction/inductee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ward/ranked_item/appears_in_ranked_lists./award/ranking/list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ward/ranked_item/appears_in_ranked_lists./award/ranking/list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base/aareas/schema/administrative_area/administrative_parent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base/aareas/schema/administrative_area/administrative_parent-1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base/aareas/schema/administrative_area/capital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aareas/schema/administrative_area/capital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base/americancomedy/celebrity_impressionist/celebrities_impersonated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americancomedy/celebrity_impressionist/celebrities_impersonated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ball/baseball_team/team_stats./baseball/baseball_team_stats/seaso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baseball/baseball_team/team_stats./baseball/baseball_team_stats/season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ase/biblioness/bibs_location/countr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biblioness/bibs_location/country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base/biblioness/bibs_location/state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base/biblioness/bibs_location/state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base/culturalevent/event/entity_involved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culturalevent/event/entity_involved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ase/localfood/seasonal_month/produce_available./base/localfood/produce_availability/seasonal_months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localfood/seasonal_month/produce_available./base/localfood/produce_availability/seasonal_months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base/locations/continents/countries_within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base/locations/continents/countries_within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base/marchmadness/ncaa_basketball_tournament/seeds./base/marchmadness/ncaa_tournament_seed/team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marchmadness/ncaa_basketball_tournament/seeds./base/marchmadness/ncaa_tournament_seed/team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petbreeds/city_with_dogs/top_breeds./base/petbreeds/dog_city_relationship/dog_breed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petbreeds/city_with_dogs/top_breeds./base/petbreeds/dog_city_relationship/dog_breed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popstra/celebrity/breakup./base/popstra/breakup/participant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popstra/celebrity/breakup./base/popstra/breakup/participant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ase/popstra/celebrity/canoodled./base/popstra/canoodled/participant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base/popstra/celebrity/canoodled./base/popstra/canoodled/participant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ase/popstra/celebrity/dated./base/popstra/dated/participant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base/popstra/celebrity/dated./base/popstra/dated/participant-1_inpu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base/popstra/celebrity/friendship./base/popstra/friendship/participant_inpu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base/popstra/celebrity/friendship./base/popstra/friendship/participant-1_inpu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base/popstra/location/vacationers./base/popstra/vacation_choice/vacationer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base/popstra/location/vacationers./base/popstra/vacation_choice/vacationer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base/saturdaynightlive/snl_cast_member/seasons./base/saturdaynightlive/snl_season_tenure/cast_members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saturdaynightlive/snl_cast_member/seasons./base/saturdaynightlive/snl_season_tenure/cast_members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contact_categor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contact_categor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anguage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anguage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ocation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ocati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schemastaging/person_extra/net_worth./measurement_unit/dated_money_value/currency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base/schemastaging/person_extra/net_worth./measurement_unit/dated_money_value/currency-1_inpu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base/x2010fifaworldcupsouthafrica/world_cup_squad/current_world_cup_squad./base/x2010fifaworldcupsouthafrica/current_world_cup_squad/current_club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ase/x2010fifaworldcupsouthafrica/world_cup_squad/current_world_cup_squad./base/x2010fifaworldcupsouthafrica/current_world_cup_squad/current_club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broadcast/content/artist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broadcast/content/artist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usiness/business_operation/assets./measurement_unit/dated_money_value/currenc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usiness/business_operation/assets./measurement_unit/dated_money_value/currency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business/business_operation/industr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usiness/business_operation/industr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business/business_operation/operating_income./measurement_unit/dated_money_value/currency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business/business_operation/operating_income./measurement_unit/dated_money_value/currency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usiness/business_operation/revenue./measurement_unit/dated_money_value/currency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business/business_operation/revenue./measurement_unit/dated_money_value/currency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business/job_title/people_with_this_title./business/employment_tenure/compan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business/job_title/people_with_this_title./business/employment_tenure/compan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celebrities/celebrity/celebrity_friends./celebrities/friendship/friend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celebrities/celebrity/celebrity_friends./celebrities/friendship/friend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celebrities/celebrity/sexual_relationships./celebrities/romantic_relationship/celebrity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celebrities/celebrity/sexual_relationships./celebrities/romantic_relationship/celebrity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dataworld/gardening_hint/split_to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dataworld/gardening_hint/split_to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institution_inpu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institution-1_inpu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major_field_of_study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major_field_of_study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student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student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education/educational_institution/colors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education/educational_institution/colors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education/educational_institution/school_type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education/educational_institution/school_type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major_field_of_study_inpu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major_field_of_study-1_input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student_inpu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student-1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major_field_of_stud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major_field_of_study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student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student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education/university/domestic_tuition./measurement_unit/dated_money_value/currency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education/university/domestic_tuition./measurement_unit/dated_money_value/currency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education/university/fraternities_and_sororities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education/university/fraternities_and_sororities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education/university/international_tuition./measurement_unit/dated_money_value/currency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education/university/international_tuition./measurement_unit/dated_money_value/currenc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education/university/local_tuition./measurement_unit/dated_money_value/currency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education/university/local_tuition./measurement_unit/dated_money_value/currency-1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film/actor/dubbing_performances./film/dubbing_performance/language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film/actor/dubbing_performances./film/dubbing_performance/language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film/actor/film./film/performance/film_input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film/actor/film./film/performance/film-1_input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film/director/film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film/director/film-1_input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film/film/cinematograph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film/film/cinematography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film/film/costume_design_b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film/film/costume_design_by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country_inpu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film/film/country-1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film/film_distributor/films_distributed./film/film_film_distributor_relationship/film_inpu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film/film_distributor/films_distributed./film/film_film_distributor_relationship/film-1_inpu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film_distribution_medium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film_distribution_medium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region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regi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dubbing_performances./film/dubbing_performance/actor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dubbing_performances./film/dubbing_performance/actor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edited_by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edited_by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estimated_budget./measurement_unit/dated_money_value/currency_input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film/film/estimated_budget./measurement_unit/dated_money_value/currency-1_inpu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film/film/executive_produced_by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film/film/executive_produced_by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film/film/featured_film_locations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ilm/film/featured_film_locations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film/film/film_art_direction_by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film_art_direction_by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film_festivals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film/film/film_festivals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film/film/film_format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film/film/film_format-1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film/film/film_production_design_b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film/film/film_production_design_by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genre_input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film/film/genre-1_input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film/film/language_input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/film/film/language-1_input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ilm/film/music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ilm/film/music-1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ilm/film/other_crew./film/film_crew_gig/crewmember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film/film/other_crew./film/film_crew_gig/crewmember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film/film/other_crew./film/film_crew_gig/film_crew_role_input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ilm/film/other_crew./film/film_crew_gig/film_crew_role-1_input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film/film/personal_appearances./film/personal_film_appearance/perso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personal_appearances./film/personal_film_appearance/pers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prequel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prequel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produced_by_inpu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film/film/produced_by-1_input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film/film/production_companies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ilm/film/production_companies-1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gional_debut_venue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gional_debut_venue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distribution_medium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distribution_medium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region_input 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region-1_input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/film/film/runtime./film/film_cut/film_release_region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film/runtime./film/film_cut/film_release_region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film/film_set_designer/film_sets_designed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ilm/film_set_designer/film_sets_designed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film/film/story_b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film/film/story_by-1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film/film_subject/films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film/film_subject/films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film/film/written_by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film/film/written_by-1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ilm/person_or_entity_appearing_in_film/films./film/personal_film_appearance/type_of_appearance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m/person_or_entity_appearing_in_film/films./film/personal_film_appearance/type_of_appearance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food/food/nutrients./food/nutrition_fact/nutrient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food/food/nutrients./food/nutrition_fact/nutrient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government/government_office_category/officeholders./government/government_position_held/jurisdiction_of_office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government/government_office_category/officeholders./government/government_position_held/jurisdiction_of_office-1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district_represented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district_represented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legislative_sessions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legislative_sessions-1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government/political_party/politicians_in_this_party./government/political_party_tenure/politicia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government/political_party/politicians_in_this_party./government/political_party_tenure/politicia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basic_title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basic_title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jurisdiction_of_office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jurisdiction_of_office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legislative_sessions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legislative_sessions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ice_hockey/hockey_team/current_roster./sports/sports_team_roster/position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ice_hockey/hockey_team/current_roster./sports/sports_team_roster/positi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influence/influence_node/influenced_by_inpu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influence/influence_node/influenced_by-1_inpu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influence/influence_node/peers./influence/peer_relationship/peers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influence/influence_node/peers./influence/peer_relationship/peers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language/human_language/countries_spoken_in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anguage/human_language/countries_spoken_in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location/administrative_division/countr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location/administrative_division/country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location/administrative_division/first_level_division_of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ocation/administrative_division/first_level_division_of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capital_of_administrative_division/capital_of./location/administrative_division_capital_relationship/administrative_division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location/capital_of_administrative_division/capital_of./location/administrative_division_capital_relationship/administrative_division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location/country/capital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ocation/country/capital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ocation/country/form_of_government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location/country/form_of_government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location/country/official_language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location/country/official_language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location/country/second_level_divisions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ocation/country/second_level_divisions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hud_county_place/county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ocation/hud_county_place/count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location/adjoin_s./location/adjoining_relationship/adjoins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location/location/adjoin_s./location/adjoining_relationship/adjoins-1_inpu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location/location/contains_inpu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/location/location/contains-1_inpu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/location/location/partially_contains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location/partially_contains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ocation/location/time_zones_inpu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location/location/time_zones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location/statistical_region/gdp_nominal./measurement_unit/dated_money_value/currency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location/statistical_region/gdp_nominal./measurement_unit/dated_money_value/currency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location/statistical_region/gdp_nominal_per_capita./measurement_unit/dated_money_value/currenc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location/statistical_region/gdp_nominal_per_capita./measurement_unit/dated_money_value/currency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location/statistical_region/gdp_real./measurement_unit/adjusted_money_value/adjustment_currency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location/statistical_region/gdp_real./measurement_unit/adjusted_money_value/adjustment_currency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ocation/statistical_region/gni_per_capita_in_ppp_dollars./measurement_unit/dated_money_value/currenc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statistical_region/gni_per_capita_in_ppp_dollars./measurement_unit/dated_money_value/currency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location/statistical_region/places_exported_to./location/imports_and_exports/exported_to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ocation/statistical_region/places_exported_to./location/imports_and_exports/exported_to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statistical_region/religions./location/religion_percentage/religion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location/statistical_region/religions./location/religion_percentage/religion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location/statistical_region/rent50_2./measurement_unit/dated_money_value/currency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location/statistical_region/rent50_2./measurement_unit/dated_money_value/currenc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location/us_county/county_seat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ocation/us_county/county_seat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media_common/netflix_genre/titles_inpu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media_common/netflix_genre/titles-1_inpu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medicine/disease/notable_people_with_this_condition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medicine/disease/notable_people_with_this_condition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medicine/disease/risk_factors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medicine/disease/risk_factors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medicine/symptom/symptom_of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medicine/symptom/symptom_of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military/military_combatant/military_conflicts./military/military_combatant_group/combatants_inpu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military/military_combatant/military_conflicts./military/military_combatant_group/combatants-1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military/military_conflict/combatants./military/military_combatant_group/combatants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military/military_conflict/combatants./military/military_combatant_group/combatants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music/artist/contribution./music/recording_contribution/performance_role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music/artist/contribution./music/recording_contribution/performance_role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music/artist/origin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music/artist/origin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music/artist/track_contributions./music/track_contribution/role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music/artist/track_contributions./music/track_contribution/role-1_inpu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/music/genre/artists_inpu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music/genre/artists-1_inpu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music/genre/parent_genre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music/genre/parent_genre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music/group_member/membership./music/group_membership/group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music/group_member/membership./music/group_membership/group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music/group_member/membership./music/group_membership/role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music/group_member/membership./music/group_membership/role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music/instrument/family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music/instrument/family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music/instrument/instrumentalists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music/instrument/instrumentalists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music/performance_role/guest_performances./music/recording_contribution/performance_role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music/performance_role/guest_performances./music/recording_contribution/performance_role-1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group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group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role_inpu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role-1_inpu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/music/performance_role/track_performances./music/track_contribution/role_input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music/performance_role/track_performances./music/track_contribution/role-1_input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music/record_label/artist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music/record_label/artist-1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olympics/olympic_games/participating_countries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olympics/olympic_games/participating_countries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olympics/olympic_games/sports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olympics/olympic_games/sports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olympics/olympic_participating_country/athletes./olympics/olympic_athlete_affiliation/olympics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olympics/olympic_participating_country/athletes./olympics/olympic_athlete_affiliation/olympics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olympics/olympic_participating_country/medals_won./olympics/olympic_medal_honor/olympics_input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olympics/olympic_participating_country/medals_won./olympics/olympic_medal_honor/olympics-1_inpu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country_inpu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country-1_input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olympics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olympics-1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organization/endowed_organization/endowment./measurement_unit/dated_money_value/currency_inpu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organization/endowed_organization/endowment./measurement_unit/dated_money_value/currency-1_inpu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organization/non_profit_organization/registered_with./organization/non_profit_registration/registering_agency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organization/non_profit_organization/registered_with./organization/non_profit_registration/registering_agency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organization/organization/child./organization/organization_relationship/child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rganization/organization/child./organization/organization_relationship/child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rganization/organization_founder/organizations_founded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organization/organization_founder/organizations_founded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citytown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citytown-1_inpu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state_province_region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state_province_region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organization/organization_member/member_of./organization/organization_membership/organization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organization/organization_member/member_of./organization/organization_membership/organization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organization/organization/place_founded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rganization/organization/place_founded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rganization/role/leaders./organization/leadership/organization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organization/role/leaders./organization/leadership/organization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eople/cause_of_death/people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eople/cause_of_death/people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people/deceased_person/place_of_burial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eople/deceased_person/place_of_burial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eople/deceased_person/place_of_death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people/deceased_person/place_of_death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people/ethnicity/geographic_distributio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eople/ethnicity/geographic_distributi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eople/ethnicity/languages_spoke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eople/ethnicity/languages_spoken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eople/ethnicity/people_inpu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people/ethnicity/people-1_inpu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people/marriage_union_type/unions_of_this_type./people/marriage/location_of_ceremony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people/marriage_union_type/unions_of_this_type./people/marriage/location_of_ceremony-1_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people/person/employment_history./business/employment_tenure/company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eople/person/employment_history./business/employment_tenure/company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people/person/gender_input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/people/person/gender-1_inpu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/people/person/languages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people/person/languages-1_inpu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people/person/nationality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people/person/nationality-1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people/person/place_of_birth_input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people/person/place_of_birth-1_input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/people/person/places_lived./people/place_lived/location_input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people/person/places_lived./people/place_lived/location-1_inpu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/people/person/profession_input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people/person/profession-1_input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people/person/religion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people/person/religion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people/person/sibling_s./people/sibling_relationship/sibling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eople/person/sibling_s./people/sibling_relationship/sibling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eople/person/spouse_s./people/marriage/location_of_ceremony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eople/person/spouse_s./people/marriage/location_of_ceremony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eople/person/spouse_s./people/marriage/spouse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eople/person/spouse_s./people/marriage/spouse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people/person/spouse_s./people/marriage/type_of_union_input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people/person/spouse_s./people/marriage/type_of_union-1_input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/people/profession/specialization_of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people/profession/specialization_of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soccer/football_player/current_team./sports/sports_team_roster/team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soccer/football_player/current_team./sports/sports_team_roster/team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soccer/football_team/current_roster./soccer/football_roster_position/position_inpu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/soccer/football_team/current_roster./soccer/football_roster_position/position-1_input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/soccer/football_team/current_roster./sports/sports_team_roster/position_inpu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/soccer/football_team/current_roster./sports/sports_team_roster/position-1_input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sports/pro_athlete/teams./sports/sports_team_roster/team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sports/pro_athlete/teams./sports/sports_team_roster/team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draft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draft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school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school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sports/sport/pro_athletes./sports/pro_sports_played/athlete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sports/sport/pro_athletes./sports/pro_sports_played/athlete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sports/sports_league_draft/picks./sports/sports_league_draft_pick/school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sports/sports_league_draft/picks./sports/sports_league_draft_pick/school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sports/sports_league/teams./sports/sports_league_participation/team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sports/sports_league/teams./sports/sports_league_participation/team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sports/sports_position/players./sports/sports_team_roster/position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sports/sports_position/players./sports/sports_team_roster/positi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sports/sports_position/players./sports/sports_team_roster/team_input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sports/sports_position/players./sports/sports_team_roster/team-1_input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/sports/sports_team/colors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sports/sports_team/colors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sports/sports_team_location/teams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sports/sports_team_location/teams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sports/sports_team/roster./american_football/football_historical_roster_position/position_s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sports/sports_team/roster./american_football/football_historical_roster_position/position_s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sports/sports_team/roster./american_football/football_roster_position/position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sports/sports_team/roster./american_football/football_roster_position/position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sports/sports_team/roster./baseball/baseball_roster_position/position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sports/sports_team/roster./baseball/baseball_roster_position/position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sports/sports_team/roster./basketball/basketball_roster_position/positio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sports/sports_team/roster./basketball/basketball_roster_position/position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sports/sports_team/sport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sports/sports_team/sport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ime/event/instance_of_recurring_event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ime/event/instance_of_recurring_event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ime/event/locations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ime/event/locations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avel/travel_destination/climate./travel/travel_destination_monthly_climate/month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avel/travel_destination/climate./travel/travel_destination_monthly_climate/month-1_inpu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avel/travel_destination/how_to_get_here./travel/transportation/mode_of_transportatio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avel/travel_destination/how_to_get_here./travel/transportation/mode_of_transportation-1_inpu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v/non_character_role/tv_regular_personal_appearances./tv/tv_regular_personal_appearance/person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v/non_character_role/tv_regular_personal_appearances./tv/tv_regular_personal_appearance/person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v/tv_network/programs./tv/tv_network_duration/program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v/tv_network/programs./tv/tv_network_duration/program-1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v/tv_personality/tv_regular_appearances./tv/tv_regular_personal_appearance/program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v/tv_personality/tv_regular_appearances./tv/tv_regular_personal_appearance/program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v/tv_producer/programs_produced./tv/tv_producer_term/program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v/tv_producer/programs_produced./tv/tv_producer_term/program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v/tv_program/genre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v/tv_program/genre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v/tv_program/languages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v/tv_program/languages-1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v/tv_program/program_creator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v/tv_program/program_creator-1_inpu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v/tv_program/regular_cast./tv/regular_tv_appearance/actor_inpu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v/tv_program/regular_cast./tv/regular_tv_appearance/actor-1_inpu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v/tv_writer/tv_programs./tv/tv_program_writer_relationship/tv_program_inpu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v/tv_writer/tv_programs./tv/tv_program_writer_relationship/tv_program-1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user/alexander/philosophy/philosopher/interests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user/alexander/philosophy/philosopher/interests-1_inpu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user/jg/default_domain/olympic_games/sports_inpu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user/jg/default_domain/olympic_games/sports-1_inpu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user/ktrueman/default_domain/international_organization/member_states_inpu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user/ktrueman/default_domain/international_organization/member_states-1_input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tats_relations.E1:stats_relations.F21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6:04:45.075330210</dc:date>
    <meta:editing-duration>PT12M43S</meta:editing-duration>
    <meta:editing-cycles>1</meta:editing-cycles>
    <meta:document-statistic meta:table-count="1" meta:cell-count="876" meta:object-count="0"/>
    <meta:generator>LibreOffice/7.4.7.2$Linux_X86_64 LibreOffice_project/40$Build-2</meta:generator>
  </office:meta>
</office:document-meta>
</file>